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98376083" calcext:value-type="float">
            <text:p>1,298376083</text:p>
          </table:table-cell>
          <table:table-cell office:value-type="float" office:value="0.5376245379" calcext:value-type="float">
            <text:p>0,5376245379</text:p>
          </table:table-cell>
          <table:table-cell office:value-type="float" office:value="0.003145721974" calcext:value-type="float">
            <text:p>0,003145722</text:p>
          </table:table-cell>
          <table:table-cell table:style-name="ce1" office:value-type="float" office:value="0.00007864304644" calcext:value-type="float">
            <text:p>7,86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855" calcext:value-type="float">
            <text:p>143855</text:p>
          </table:table-cell>
          <table:table-cell office:value-type="float" office:value="1.332538009" calcext:value-type="float">
            <text:p>1,332538009</text:p>
          </table:table-cell>
          <table:table-cell office:value-type="float" office:value="0.5136538744" calcext:value-type="float">
            <text:p>0,5136538744</text:p>
          </table:table-cell>
          <table:table-cell office:value-type="float" office:value="0.0006327905576" calcext:value-type="float">
            <text:p>0,0006327906</text:p>
          </table:table-cell>
          <table:table-cell table:style-name="ce1" office:value-type="float" office:value="0.00002474599933" calcext:value-type="float">
            <text:p>2,4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336" calcext:value-type="float">
            <text:p>144336</text:p>
          </table:table-cell>
          <table:table-cell office:value-type="float" office:value="1.302269936" calcext:value-type="float">
            <text:p>1,302269936</text:p>
          </table:table-cell>
          <table:table-cell office:value-type="float" office:value="0.5068702102" calcext:value-type="float">
            <text:p>0,5068702102</text:p>
          </table:table-cell>
          <table:table-cell office:value-type="float" office:value="0.0004862305068" calcext:value-type="float">
            <text:p>0,0004862305</text:p>
          </table:table-cell>
          <table:table-cell table:style-name="ce1" office:value-type="float" office:value="0.00002114045674" calcext:value-type="float">
            <text:p>2,1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740" calcext:value-type="float">
            <text:p>144740</text:p>
          </table:table-cell>
          <table:table-cell office:value-type="float" office:value="1.208799362" calcext:value-type="float">
            <text:p>1,208799362</text:p>
          </table:table-cell>
          <table:table-cell office:value-type="float" office:value="0.5592113733" calcext:value-type="float">
            <text:p>0,5592113733</text:p>
          </table:table-cell>
          <table:table-cell office:value-type="float" office:value="0.0005094547523" calcext:value-type="float">
            <text:p>0,0005094548</text:p>
          </table:table-cell>
          <table:table-cell table:style-name="ce1" office:value-type="float" office:value="0.00001054044333" calcext:value-type="float">
            <text:p>1,05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306" calcext:value-type="float">
            <text:p>145306</text:p>
          </table:table-cell>
          <table:table-cell office:value-type="float" office:value="1.334494472" calcext:value-type="float">
            <text:p>1,334494472</text:p>
          </table:table-cell>
          <table:table-cell office:value-type="float" office:value="0.5511380434" calcext:value-type="float">
            <text:p>0,5511380434</text:p>
          </table:table-cell>
          <table:table-cell office:value-type="float" office:value="0.0008294311701" calcext:value-type="float">
            <text:p>0,0008294312</text:p>
          </table:table-cell>
          <table:table-cell table:style-name="ce1" office:value-type="float" office:value="0.00002099825724" calcext:value-type="float">
            <text:p>2,1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098" calcext:value-type="float">
            <text:p>146098</text:p>
          </table:table-cell>
          <table:table-cell office:value-type="float" office:value="1.158311367" calcext:value-type="float">
            <text:p>1,158311367</text:p>
          </table:table-cell>
          <table:table-cell office:value-type="float" office:value="0.5828797817" calcext:value-type="float">
            <text:p>0,5828797817</text:p>
          </table:table-cell>
          <table:table-cell office:value-type="float" office:value="0.000271498895" calcext:value-type="float">
            <text:p>0,0002714989</text:p>
          </table:table-cell>
          <table:table-cell table:style-name="ce1" office:value-type="float" office:value="0.000003480754913" calcext:value-type="float">
            <text:p>3,48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338" calcext:value-type="float">
            <text:p>146338</text:p>
          </table:table-cell>
          <table:table-cell office:value-type="float" office:value="1.410477996" calcext:value-type="float">
            <text:p>1,410477996</text:p>
          </table:table-cell>
          <table:table-cell office:value-type="float" office:value="0.5234726667" calcext:value-type="float">
            <text:p>0,5234726667</text:p>
          </table:table-cell>
          <table:table-cell office:value-type="float" office:value="0.0005073513603" calcext:value-type="float">
            <text:p>0,0005073514</text:p>
          </table:table-cell>
          <table:table-cell table:style-name="ce1" office:value-type="float" office:value="0.00001737504681" calcext:value-type="float">
            <text:p>1,7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27" calcext:value-type="float">
            <text:p>146927</text:p>
          </table:table-cell>
          <table:table-cell office:value-type="float" office:value="1.100002289" calcext:value-type="float">
            <text:p>1,100002289</text:p>
          </table:table-cell>
          <table:table-cell office:value-type="float" office:value="0.5555030107" calcext:value-type="float">
            <text:p>0,5555030107</text:p>
          </table:table-cell>
          <table:table-cell office:value-type="float" office:value="0.0001903562079" calcext:value-type="float">
            <text:p>0,0001903562</text:p>
          </table:table-cell>
          <table:table-cell table:style-name="ce1" office:value-type="float" office:value="0.000006922044122" calcext:value-type="float">
            <text:p>6,9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201" calcext:value-type="float">
            <text:p>147201</text:p>
          </table:table-cell>
          <table:table-cell office:value-type="float" office:value="1.295268774" calcext:value-type="float">
            <text:p>1,295268774</text:p>
          </table:table-cell>
          <table:table-cell office:value-type="float" office:value="0.5868855119" calcext:value-type="float">
            <text:p>0,5868855119</text:p>
          </table:table-cell>
          <table:table-cell office:value-type="float" office:value="0.0003661902738" calcext:value-type="float">
            <text:p>0,0003661903</text:p>
          </table:table-cell>
          <table:table-cell table:style-name="ce1" office:value-type="float" office:value="0.00001036387584" calcext:value-type="float">
            <text:p>1,04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592" calcext:value-type="float">
            <text:p>147592</text:p>
          </table:table-cell>
          <table:table-cell office:value-type="float" office:value="1.172621846" calcext:value-type="float">
            <text:p>1,172621846</text:p>
          </table:table-cell>
          <table:table-cell office:value-type="float" office:value="0.573343277" calcext:value-type="float">
            <text:p>0,573343277</text:p>
          </table:table-cell>
          <table:table-cell office:value-type="float" office:value="0.0001550521119" calcext:value-type="float">
            <text:p>0,0001550521</text:p>
          </table:table-cell>
          <table:table-cell table:style-name="ce1" office:value-type="float" office:value="0.00001033680746" calcext:value-type="float">
            <text:p>1,03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613160134" calcext:value-type="float">
            <text:p>1,2613160134</text:p>
          </table:table-cell>
          <table:table-cell table:formula="of:=AVERAGE([.D2:.D11])" office:value-type="float" office:value="0.54905822872" calcext:value-type="float">
            <text:p>0,5490582287</text:p>
          </table:table-cell>
          <table:table-cell table:formula="of:=AVERAGE([.E2:.E11])" office:value-type="float" office:value="0.00070940778097" calcext:value-type="float">
            <text:p>0,0007094078</text:p>
          </table:table-cell>
          <table:table-cell table:formula="of:=AVERAGE([.F2:.F11])" office:value-type="float" office:value="0.0000204546732225" calcext:value-type="float">
            <text:p>2,0454673222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02:58.250151296</dc:date>
    <meta:generator>LibreOffice/4.1.4.2$Linux_X86_64 LibreOffice_project/410m0$Build-2</meta:generator>
    <meta:document-statistic meta:table-count="1" meta:cell-count="70" meta:object-count="0"/>
  </office:meta>
</office:document-meta>
</file>